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C00000036B169CBA4.png" manifest:media-type="image/png"/>
  <manifest:file-entry manifest:full-path="Pictures/100049AE0000150E0000059FF9655C48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4" style:family="paragraph">
      <style:text-properties fo:color="#b2b2b2" fo:font-size="150pt" style:font-size-asian="150pt" style:font-size-complex="150pt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2b2b2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666666" draw:fill="solid" draw:fill-color="#ffffff" fo:min-height="12.663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6.135cm" svg:y="0.042cm" svg:width="10.781cm" svg:height="2.88cm" draw:z-index="0"><draw:image xlink:href="Pictures/100049AE0000150E0000059FF9655C48.svg" xlink:type="simple" xlink:show="embed" xlink:actuate="onLoad"/><draw:image xlink:href="Pictures/10000201000000CC00000036B169CB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style-name="gr1" draw:text-style-name="P4" svg:width="15.133cm" svg:height="12.664cm" draw:transform="rotate (-0.261799387799149) translate (3.34080555555556cm 0.0229305555555556cm)"><draw:text-box><text:p text:style-name="P4"><text:span text:style-name="T3">TEST </text:span></text:p><text:p text:style-name="P4"><text:span text:style-name="T3">VOI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e legal entity behind BornHack is:</text:span></text:p>
        <text:p text:style-name="MP1">BornHack IVS <text:span text:style-name="MT1">c/o Thomas Steen Rasmussen</text:span>, Offenbachsvej 34, 2. tv., </text:p>
        <text:p text:style-name="MP1">2450 Copenhagen SV, Denmark. CVR# 37666521</text:p>
        <text:p text:style-name="MP2"><text:span text:style-name="MT2">email </text:span><text:a xlink:type="simple" xlink:href="mailto:info@bornhack.dk"><text:span text:style-name="MT2">info@bornhack.dk</text:span></text:a><text:span text:style-name="MT2"> - web </text:span><text:a xlink:type="simple" xlink:href="https://www.bornhack.dk/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6-05-16T20:52:35.464000000</dc:date>
    <meta:editing-duration>PT9M27S</meta:editing-duration>
    <meta:editing-cycles>1</meta:editing-cycles>
    <meta:generator>LibreOffice/4.2.2.1$Windows_x86 LibreOffice_project/3be8cda0bddd8e430d8cda1ebfd581265cca5a0f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